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.522cm" svg:height="0.662cm" svg:x="3.26cm" svg:y="3.512cm">
          <draw:text-box>
            <text:p text:style-name="P1"><text:span text:style-name="T1">Client</text:span></text:p>
          </draw:text-box>
        </draw:frame>
        <draw:frame draw:style-name="gr1" draw:text-style-name="P2" draw:layer="layout" svg:width="1.924cm" svg:height="0.662cm" svg:x="15.05cm" svg:y="3.51cm">
          <draw:text-box>
            <text:p text:style-name="P1"><text:span text:style-name="T1">DServer</text:span></text:p>
          </draw:text-box>
        </draw:frame>
        <draw:line draw:style-name="gr2" draw:text-style-name="P3" draw:layer="layout" svg:x1="4.004cm" svg:y1="3.512cm" svg:x2="4.004cm" svg:y2="2.912cm">
          <text:p text:style-name="P1"/>
        </draw:line>
        <draw:line draw:style-name="gr2" draw:text-style-name="P3" draw:layer="layout" svg:x1="16.004cm" svg:y1="3.512cm" svg:x2="16.004cm" svg:y2="2.912cm">
          <text:p text:style-name="P1"/>
        </draw:line>
        <draw:line draw:style-name="gr2" draw:text-style-name="P3" draw:layer="layout" svg:x1="4.004cm" svg:y1="2.912cm" svg:x2="16.004cm" svg:y2="2.912cm">
          <text:p text:style-name="P1"/>
        </draw:line>
        <draw:line draw:style-name="gr3" draw:text-style-name="P3" draw:layer="layout" svg:x1="3.99cm" svg:y1="4.2cm" svg:x2="3.99cm" svg:y2="4.95cm">
          <text:p text:style-name="P1"/>
        </draw:line>
        <draw:line draw:style-name="gr3" draw:text-style-name="P3" draw:layer="layout" svg:x1="15.99cm" svg:y1="4.2cm" svg:x2="15.99cm" svg:y2="4.95cm">
          <text:p text:style-name="P1"/>
        </draw:line>
        <draw:frame draw:style-name="gr1" draw:text-style-name="P2" draw:layer="layout" svg:width="2.123cm" svg:height="0.662cm" svg:x="8.95cm" svg:y="1.41cm">
          <draw:text-box>
            <text:p text:style-name="P1"><text:span text:style-name="T1">FG-Tester</text:span></text:p>
          </draw:text-box>
        </draw:frame>
        <draw:frame draw:style-name="gr1" draw:text-style-name="P2" draw:layer="layout" svg:width="2.09cm" svg:height="0.662cm" svg:x="6.92cm" svg:y="3.51cm">
          <draw:text-box>
            <text:p text:style-name="P1"><text:span text:style-name="T1">Common</text:span></text:p>
          </draw:text-box>
        </draw:frame>
        <draw:line draw:style-name="gr4" draw:text-style-name="P3" draw:layer="layout" svg:x1="10cm" svg:y1="2.91cm" svg:x2="10cm" svg:y2="1.91cm">
          <text:p text:style-name="P1"/>
        </draw:line>
        <draw:line draw:style-name="gr4" draw:text-style-name="P3" draw:layer="layout" svg:x1="10cm" svg:y1="2.61cm" svg:x2="10cm" svg:y2="2.11cm">
          <text:p text:style-name="P1"/>
        </draw:line>
        <draw:line draw:style-name="gr3" draw:text-style-name="P3" draw:layer="layout" svg:x1="8.005cm" svg:y1="4.2cm" svg:x2="8.005cm" svg:y2="4.95cm">
          <text:p text:style-name="P1"/>
        </draw:line>
        <draw:line draw:style-name="gr2" draw:text-style-name="P3" draw:layer="layout" svg:x1="4.004cm" svg:y1="3.512cm" svg:x2="4.004cm" svg:y2="2.912cm">
          <text:p text:style-name="P1"/>
        </draw:line>
        <draw:line draw:style-name="gr2" draw:text-style-name="P3" draw:layer="layout" svg:x1="4.004cm" svg:y1="3.512cm" svg:x2="4.004cm" svg:y2="2.912cm">
          <text:p text:style-name="P1"/>
        </draw:line>
        <draw:line draw:style-name="gr2" draw:text-style-name="P3" draw:layer="layout" svg:x1="12cm" svg:y1="3.51cm" svg:x2="12cm" svg:y2="2.91cm">
          <text:p text:style-name="P1"/>
        </draw:line>
        <draw:line draw:style-name="gr2" draw:text-style-name="P3" draw:layer="layout" svg:x1="8cm" svg:y1="3.51cm" svg:x2="8cm" svg:y2="2.91cm">
          <text:p text:style-name="P1"/>
        </draw:line>
        <draw:frame draw:style-name="gr1" draw:text-style-name="P2" draw:layer="layout" svg:width="2.682cm" svg:height="0.662cm" svg:x="10.66cm" svg:y="3.51cm">
          <draw:text-box>
            <text:p text:style-name="P1"><text:span text:style-name="T1">CompServer</text:span></text:p>
          </draw:text-box>
        </draw:frame>
        <draw:line draw:style-name="gr3" draw:text-style-name="P3" draw:layer="layout" svg:x1="12.006cm" svg:y1="4.2cm" svg:x2="12.006cm" svg:y2="4.95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8-06T15:38:19</meta:creation-date>
    <dc:date>2008-06-12T10:12:29</dc:date>
    <meta:editing-cycles>24</meta:editing-cycles>
    <meta:editing-duration>PT1H7M29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